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9585d" officeooo:paragraph-rsid="0009585d"/>
    </style:style>
    <style:style style:name="T1" style:family="text">
      <style:text-properties officeooo:rsid="0009e171"/>
    </style:style>
    <style:style style:name="T2" style:family="text">
      <style:text-properties officeooo:rsid="0009f6ed"/>
    </style:style>
    <style:style style:name="T3" style:family="text">
      <style:text-properties officeooo:rsid="000a8788"/>
    </style:style>
    <style:style style:name="T4" style:family="text">
      <style:text-properties officeooo:rsid="000f23e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oie concernée par la randonnée cyclotouriste</text:p>
      <text:p text:style-name="P1"/>
      <text:p text:style-name="P1">- D<text:span text:style-name="T4">981</text:span></text:p>
      <text:p text:style-name="P1">- <text:span text:style-name="T4">D515</text:span></text:p>
      <text:p text:style-name="P1">- <text:span text:style-name="T4">D 289</text:span></text:p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0T13:42:37.233731039</meta:creation-date>
    <dc:date>2016-06-20T13:50:44.401699742</dc:date>
    <meta:editing-duration>PT8M5S</meta:editing-duration>
    <meta:editing-cycles>6</meta:editing-cycles>
    <meta:generator>LibreOffice/5.0.5.2$Linux_X86_64 LibreOffice_project/00m0$Build-2</meta:generator>
    <meta:document-statistic meta:table-count="0" meta:image-count="0" meta:object-count="0" meta:page-count="1" meta:paragraph-count="4" meta:word-count="13" meta:character-count="64" meta:non-whitespace-character-count="55"/>
  </office:meta>
</office:document-meta>
</file>